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1.0945in"/>
    </style:style>
    <style:style style:name="co5" style:family="table-column">
      <style:table-column-properties fo:break-before="auto" style:column-width="1.482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 _constant" table:style-name="ta1">
        <table:shapes>
          <draw:frame draw:z-index="0" draw:style-name="gr1" draw:text-style-name="P1" svg:width="6.3in" svg:height="3.5417in" svg:x="13.7004in" svg:y="0.4835in">
            <draw:object draw:notify-on-update-of-ranges="'time _constant'.G2:'time _constant'.G27 'time _constant'.E2:'time _constant'.E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.7854in" svg:y="0.0394in">
            <draw:object draw:notify-on-update-of-ranges="'time _constant'.F1:'time _constant'.F1 'time _constant'.G2:'time _constant'.G27 'time _constant'.G1:'time _constant'.G1 'time _constant'.F2:'time _constant'.F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y_sensor</text:p>
          </table:table-cell>
          <table:table-cell office:value-type="string" calcext:value-type="string">
            <text:p>millis</text:p>
          </table:table-cell>
          <table:table-cell office:value-type="string" calcext:value-type="string">
            <text:p>my sensor</text:p>
          </table:table-cell>
          <table:table-cell office:value-type="string" calcext:value-type="string">
            <text:p>ref_sensor</text:p>
          </table:table-cell>
          <table:table-cell office:value-type="string" calcext:value-type="string">
            <text:p>fixed mi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:49:56</text:p>
          </table:table-cell>
          <table:table-cell office:value-type="float" office:value="24.38" calcext:value-type="float">
            <text:p>24.38</text:p>
          </table:table-cell>
          <table:table-cell office:value-type="float" office:value="24.63" calcext:value-type="float">
            <text:p>24.63</text:p>
          </table:table-cell>
          <table:table-cell office:value-type="float" office:value="121175" calcext:value-type="float">
            <text:p>121175</text:p>
          </table:table-cell>
          <table:table-cell table:formula="of:=LN(([.C2]-2.3)/(24.63-2.3))" office:value-type="float" office:value="0" calcext:value-type="float">
            <text:p>0</text:p>
          </table:table-cell>
          <table:table-cell table:formula="of:=LN(([.B2]-2.3)/(24.38-2.3))" office:value-type="float" office:value="0" calcext:value-type="float">
            <text:p>0</text:p>
          </table:table-cell>
          <table:table-cell table:formula="of:=[.D2]-12117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15:51:51:51</text:p>
          </table:table-cell>
          <table:table-cell office:value-type="float" office:value="23.53" calcext:value-type="float">
            <text:p>23.53</text:p>
          </table:table-cell>
          <table:table-cell office:value-type="float" office:value="24.06" calcext:value-type="float">
            <text:p>24.06</text:p>
          </table:table-cell>
          <table:table-cell office:value-type="float" office:value="236052" calcext:value-type="float">
            <text:p>236052</text:p>
          </table:table-cell>
          <table:table-cell table:formula="of:=LN(([.C3]-2.3)/(24.63-2.3))" office:value-type="float" office:value="-0.0258576438643247" calcext:value-type="float">
            <text:p>-0.0258576438643247</text:p>
          </table:table-cell>
          <table:table-cell table:formula="of:=LN(([.B3]-2.3)/(24.38-2.3))" office:value-type="float" office:value="-0.0392569456937297" calcext:value-type="float">
            <text:p>-0.0392569456937297</text:p>
          </table:table-cell>
          <table:table-cell table:formula="of:=[.D3]-121175" office:value-type="float" office:value="114877" calcext:value-type="float">
            <text:p>1148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:52:04</text:p>
          </table:table-cell>
          <table:table-cell office:value-type="float" office:value="7.6" calcext:value-type="float">
            <text:p>7.6</text:p>
          </table:table-cell>
          <table:table-cell office:value-type="float" office:value="12.63" calcext:value-type="float">
            <text:p>12.63</text:p>
          </table:table-cell>
          <table:table-cell office:value-type="float" office:value="248634" calcext:value-type="float">
            <text:p>248634</text:p>
          </table:table-cell>
          <table:table-cell table:formula="of:=LN(([.C4]-2.3)/(24.63-2.3))" office:value-type="float" office:value="-0.770878782720519" calcext:value-type="float">
            <text:p>-0.770878782720519</text:p>
          </table:table-cell>
          <table:table-cell table:formula="of:=LN(([.B4]-2.3)/(24.38-2.3))" office:value-type="float" office:value="-1.42696540085082" calcext:value-type="float">
            <text:p>-1.42696540085082</text:p>
          </table:table-cell>
          <table:table-cell table:formula="of:=[.D4]-121175" office:value-type="float" office:value="127459" calcext:value-type="float">
            <text:p>127459</text:p>
          </table:table-cell>
          <table:table-cell/>
          <table:table-cell office:value-type="string" calcext:value-type="string">
            <text:p>Tm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15:52:38</text:p>
          </table:table-cell>
          <table:table-cell office:value-type="float" office:value="3.9" calcext:value-type="float">
            <text:p>3.9</text:p>
          </table:table-cell>
          <table:table-cell office:value-type="float" office:value="4.94" calcext:value-type="float">
            <text:p>4.94</text:p>
          </table:table-cell>
          <table:table-cell office:value-type="float" office:value="282960" calcext:value-type="float">
            <text:p>282960</text:p>
          </table:table-cell>
          <table:table-cell table:formula="of:=LN(([.C5]-2.3)/(24.63-2.3))" office:value-type="float" office:value="-2.13515214869384" calcext:value-type="float">
            <text:p>-2.13515214869384</text:p>
          </table:table-cell>
          <table:table-cell table:formula="of:=LN(([.B5]-2.3)/(24.38-2.3))" office:value-type="float" office:value="-2.62466859216316" calcext:value-type="float">
            <text:p>-2.62466859216316</text:p>
          </table:table-cell>
          <table:table-cell table:formula="of:=[.D5]-121175" office:value-type="float" office:value="161785" calcext:value-type="float">
            <text:p>161785</text:p>
          </table:table-cell>
          <table:table-cell/>
          <table:table-cell office:value-type="string" calcext:value-type="string">
            <text:p>T0</text:p>
          </table:table-cell>
          <table:table-cell office:value-type="float" office:value="24.63" calcext:value-type="float">
            <text:p>24.63</text:p>
          </table:table-cell>
        </table:table-row>
        <table:table-row table:style-name="ro1">
          <table:table-cell office:value-type="string" calcext:value-type="string">
            <text:p>15:52:43</text:p>
          </table:table-cell>
          <table:table-cell office:value-type="float" office:value="3.3" calcext:value-type="float">
            <text:p>3.3</text:p>
          </table:table-cell>
          <table:table-cell office:value-type="float" office:value="4.63" calcext:value-type="float">
            <text:p>4.63</text:p>
          </table:table-cell>
          <table:table-cell office:value-type="float" office:value="287534" calcext:value-type="float">
            <text:p>287534</text:p>
          </table:table-cell>
          <table:table-cell table:formula="of:=LN(([.C6]-2.3)/(24.63-2.3))" office:value-type="float" office:value="-2.26006279827446" calcext:value-type="float">
            <text:p>-2.26006279827446</text:p>
          </table:table-cell>
          <table:table-cell table:formula="of:=LN(([.B6]-2.3)/(24.38-2.3))" office:value-type="float" office:value="-3.09467222140889" calcext:value-type="float">
            <text:p>-3.09467222140889</text:p>
          </table:table-cell>
          <table:table-cell table:formula="of:=[.D6]-121175" office:value-type="float" office:value="166359" calcext:value-type="float">
            <text:p>166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:52:53</text:p>
          </table:table-cell>
          <table:table-cell office:value-type="float" office:value="2.9" calcext:value-type="float">
            <text:p>2.9</text:p>
          </table:table-cell>
          <table:table-cell office:value-type="float" office:value="3.94" calcext:value-type="float">
            <text:p>3.94</text:p>
          </table:table-cell>
          <table:table-cell office:value-type="float" office:value="297870" calcext:value-type="float">
            <text:p>297870</text:p>
          </table:table-cell>
          <table:table-cell table:formula="of:=LN(([.C7]-2.3)/(24.63-2.3))" office:value-type="float" office:value="-2.61123482401596" calcext:value-type="float">
            <text:p>-2.61123482401596</text:p>
          </table:table-cell>
          <table:table-cell table:formula="of:=LN(([.B7]-2.3)/(24.38-2.3))" office:value-type="float" office:value="-3.60549784517488" calcext:value-type="float">
            <text:p>-3.60549784517488</text:p>
          </table:table-cell>
          <table:table-cell table:formula="of:=[.D7]-121175" office:value-type="float" office:value="176695" calcext:value-type="float">
            <text:p>176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:53:03</text:p>
          </table:table-cell>
          <table:table-cell office:value-type="float" office:value="2.7" calcext:value-type="float">
            <text:p>2.7</text:p>
          </table:table-cell>
          <table:table-cell office:value-type="float" office:value="3.69" calcext:value-type="float">
            <text:p>3.69</text:p>
          </table:table-cell>
          <table:table-cell office:value-type="float" office:value="308210" calcext:value-type="float">
            <text:p>308210</text:p>
          </table:table-cell>
          <table:table-cell table:formula="of:=LN(([.C8]-2.3)/(24.63-2.3))" office:value-type="float" office:value="-2.77662731870947" calcext:value-type="float">
            <text:p>-2.77662731870947</text:p>
          </table:table-cell>
          <table:table-cell table:formula="of:=LN(([.B8]-2.3)/(24.38-2.3))" office:value-type="float" office:value="-4.01096295328305" calcext:value-type="float">
            <text:p>-4.01096295328305</text:p>
          </table:table-cell>
          <table:table-cell table:formula="of:=[.D8]-121175" office:value-type="float" office:value="187035" calcext:value-type="float">
            <text:p>187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:53:13</text:p>
          </table:table-cell>
          <table:table-cell office:value-type="float" office:value="2.6" calcext:value-type="float">
            <text:p>2.6</text:p>
          </table:table-cell>
          <table:table-cell office:value-type="float" office:value="3.44" calcext:value-type="float">
            <text:p>3.44</text:p>
          </table:table-cell>
          <table:table-cell office:value-type="float" office:value="317408" calcext:value-type="float">
            <text:p>317408</text:p>
          </table:table-cell>
          <table:table-cell table:formula="of:=LN(([.C9]-2.3)/(24.63-2.3))" office:value-type="float" office:value="-2.97490280344566" calcext:value-type="float">
            <text:p>-2.97490280344566</text:p>
          </table:table-cell>
          <table:table-cell table:formula="of:=LN(([.B9]-2.3)/(24.38-2.3))" office:value-type="float" office:value="-4.29864502573483" calcext:value-type="float">
            <text:p>-4.29864502573483</text:p>
          </table:table-cell>
          <table:table-cell table:formula="of:=[.D9]-121175" office:value-type="float" office:value="196233" calcext:value-type="float">
            <text:p>196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:53:23</text:p>
          </table:table-cell>
          <table:table-cell office:value-type="float" office:value="2.5" calcext:value-type="float">
            <text:p>2.5</text:p>
          </table:table-cell>
          <table:table-cell office:value-type="float" office:value="3.31" calcext:value-type="float">
            <text:p>3.31</text:p>
          </table:table-cell>
          <table:table-cell office:value-type="float" office:value="327756" calcext:value-type="float">
            <text:p>327756</text:p>
          </table:table-cell>
          <table:table-cell table:formula="of:=LN(([.C10]-2.3)/(24.63-2.3))" office:value-type="float" office:value="-3.0959807349989" calcext:value-type="float">
            <text:p>-3.0959807349989</text:p>
          </table:table-cell>
          <table:table-cell table:formula="of:=LN(([.B10]-2.3)/(24.38-2.3))" office:value-type="float" office:value="-4.70411013384299" calcext:value-type="float">
            <text:p>-4.70411013384299</text:p>
          </table:table-cell>
          <table:table-cell table:formula="of:=[.D10]-121175" office:value-type="float" office:value="206581" calcext:value-type="float">
            <text:p>206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:53:33</text:p>
          </table:table-cell>
          <table:table-cell office:value-type="float" office:value="2.45" calcext:value-type="float">
            <text:p>2.45</text:p>
          </table:table-cell>
          <table:table-cell office:value-type="float" office:value="3.25" calcext:value-type="float">
            <text:p>3.25</text:p>
          </table:table-cell>
          <table:table-cell office:value-type="float" office:value="338104" calcext:value-type="float">
            <text:p>338104</text:p>
          </table:table-cell>
          <table:table-cell table:formula="of:=LN(([.C11]-2.3)/(24.63-2.3))" office:value-type="float" office:value="-3.15722436023962" calcext:value-type="float">
            <text:p>-3.15722436023962</text:p>
          </table:table-cell>
          <table:table-cell table:formula="of:=LN(([.B11]-2.3)/(24.38-2.3))" office:value-type="float" office:value="-4.99179220629477" calcext:value-type="float">
            <text:p>-4.99179220629477</text:p>
          </table:table-cell>
          <table:table-cell table:formula="of:=[.D11]-121175" office:value-type="float" office:value="216929" calcext:value-type="float">
            <text:p>216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:53:43</text:p>
          </table:table-cell>
          <table:table-cell office:value-type="float" office:value="2.4" calcext:value-type="float">
            <text:p>2.4</text:p>
          </table:table-cell>
          <table:table-cell office:value-type="float" office:value="3.13" calcext:value-type="float">
            <text:p>3.13</text:p>
          </table:table-cell>
          <table:table-cell office:value-type="float" office:value="347296" calcext:value-type="float">
            <text:p>347296</text:p>
          </table:table-cell>
          <table:table-cell table:formula="of:=LN(([.C12]-2.3)/(24.63-2.3))" office:value-type="float" office:value="-3.29226064404356" calcext:value-type="float">
            <text:p>-3.29226064404356</text:p>
          </table:table-cell>
          <table:table-cell table:formula="of:=LN(([.B12]-2.3)/(24.38-2.3))" office:value-type="float" office:value="-5.39725731440294" calcext:value-type="float">
            <text:p>-5.39725731440294</text:p>
          </table:table-cell>
          <table:table-cell table:formula="of:=[.D12]-121175" office:value-type="float" office:value="226121" calcext:value-type="float">
            <text:p>226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:53:53</text:p>
          </table:table-cell>
          <table:table-cell office:value-type="float" office:value="2.37" calcext:value-type="float">
            <text:p>2.37</text:p>
          </table:table-cell>
          <table:table-cell office:value-type="float" office:value="3.06" calcext:value-type="float">
            <text:p>3.06</text:p>
          </table:table-cell>
          <table:table-cell office:value-type="float" office:value="357644" calcext:value-type="float">
            <text:p>357644</text:p>
          </table:table-cell>
          <table:table-cell table:formula="of:=LN(([.C13]-2.3)/(24.63-2.3))" office:value-type="float" office:value="-3.38036791155383" calcext:value-type="float">
            <text:p>-3.38036791155383</text:p>
          </table:table-cell>
          <table:table-cell table:formula="of:=LN(([.B13]-2.3)/(24.38-2.3))" office:value-type="float" office:value="-5.75393225834167" calcext:value-type="float">
            <text:p>-5.75393225834167</text:p>
          </table:table-cell>
          <table:table-cell table:formula="of:=[.D13]-121175" office:value-type="float" office:value="236469" calcext:value-type="float">
            <text:p>236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:54:03</text:p>
          </table:table-cell>
          <table:table-cell office:value-type="float" office:value="2.36" calcext:value-type="float">
            <text:p>2.36</text:p>
          </table:table-cell>
          <table:table-cell office:value-type="float" office:value="3.06" calcext:value-type="float">
            <text:p>3.06</text:p>
          </table:table-cell>
          <table:table-cell office:value-type="float" office:value="367996" calcext:value-type="float">
            <text:p>367996</text:p>
          </table:table-cell>
          <table:table-cell table:formula="of:=LN(([.C14]-2.3)/(24.63-2.3))" office:value-type="float" office:value="-3.38036791155383" calcext:value-type="float">
            <text:p>-3.38036791155383</text:p>
          </table:table-cell>
          <table:table-cell table:formula="of:=LN(([.B14]-2.3)/(24.38-2.3))" office:value-type="float" office:value="-5.90808293816893" calcext:value-type="float">
            <text:p>-5.90808293816893</text:p>
          </table:table-cell>
          <table:table-cell table:formula="of:=[.D14]-121175" office:value-type="float" office:value="246821" calcext:value-type="float">
            <text:p>2468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:54:13</text:p>
          </table:table-cell>
          <table:table-cell office:value-type="float" office:value="2.35" calcext:value-type="float">
            <text:p>2.35</text:p>
          </table:table-cell>
          <table:table-cell office:value-type="float" office:value="3.06" calcext:value-type="float">
            <text:p>3.06</text:p>
          </table:table-cell>
          <table:table-cell office:value-type="float" office:value="378338" calcext:value-type="float">
            <text:p>378338</text:p>
          </table:table-cell>
          <table:table-cell table:formula="of:=LN(([.C15]-2.3)/(24.63-2.3))" office:value-type="float" office:value="-3.38036791155383" calcext:value-type="float">
            <text:p>-3.38036791155383</text:p>
          </table:table-cell>
          <table:table-cell table:formula="of:=LN(([.B15]-2.3)/(24.38-2.3))" office:value-type="float" office:value="-6.09040449496288" calcext:value-type="float">
            <text:p>-6.09040449496288</text:p>
          </table:table-cell>
          <table:table-cell table:formula="of:=[.D15]-121175" office:value-type="float" office:value="257163" calcext:value-type="float">
            <text:p>257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:54:23</text:p>
          </table:table-cell>
          <table:table-cell office:value-type="float" office:value="2.34" calcext:value-type="float">
            <text:p>2.34</text:p>
          </table:table-cell>
          <table:table-cell office:value-type="float" office:value="3.06" calcext:value-type="float">
            <text:p>3.06</text:p>
          </table:table-cell>
          <table:table-cell office:value-type="float" office:value="387528" calcext:value-type="float">
            <text:p>387528</text:p>
          </table:table-cell>
          <table:table-cell table:formula="of:=LN(([.C16]-2.3)/(24.63-2.3))" office:value-type="float" office:value="-3.38036791155383" calcext:value-type="float">
            <text:p>-3.38036791155383</text:p>
          </table:table-cell>
          <table:table-cell table:formula="of:=LN(([.B16]-2.3)/(24.38-2.3))" office:value-type="float" office:value="-6.31354804627709" calcext:value-type="float">
            <text:p>-6.31354804627709</text:p>
          </table:table-cell>
          <table:table-cell table:formula="of:=[.D16]-121175" office:value-type="float" office:value="266353" calcext:value-type="float">
            <text:p>266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:54:33</text:p>
          </table:table-cell>
          <table:table-cell office:value-type="float" office:value="2.34" calcext:value-type="float">
            <text:p>2.34</text:p>
          </table:table-cell>
          <table:table-cell office:value-type="float" office:value="3.06" calcext:value-type="float">
            <text:p>3.06</text:p>
          </table:table-cell>
          <table:table-cell office:value-type="float" office:value="397898" calcext:value-type="float">
            <text:p>397898</text:p>
          </table:table-cell>
          <table:table-cell table:formula="of:=LN(([.C17]-2.3)/(24.63-2.3))" office:value-type="float" office:value="-3.38036791155383" calcext:value-type="float">
            <text:p>-3.38036791155383</text:p>
          </table:table-cell>
          <table:table-cell table:formula="of:=LN(([.B17]-2.3)/(24.38-2.3))" office:value-type="float" office:value="-6.31354804627709" calcext:value-type="float">
            <text:p>-6.31354804627709</text:p>
          </table:table-cell>
          <table:table-cell table:formula="of:=[.D17]-121175" office:value-type="float" office:value="276723" calcext:value-type="float">
            <text:p>2767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:54:43</text:p>
          </table:table-cell>
          <table:table-cell office:value-type="float" office:value="2.34" calcext:value-type="float">
            <text:p>2.34</text:p>
          </table:table-cell>
          <table:table-cell office:value-type="float" office:value="3.06" calcext:value-type="float">
            <text:p>3.06</text:p>
          </table:table-cell>
          <table:table-cell office:value-type="float" office:value="408260" calcext:value-type="float">
            <text:p>408260</text:p>
          </table:table-cell>
          <table:table-cell table:formula="of:=LN(([.C18]-2.3)/(24.63-2.3))" office:value-type="float" office:value="-3.38036791155383" calcext:value-type="float">
            <text:p>-3.38036791155383</text:p>
          </table:table-cell>
          <table:table-cell table:formula="of:=LN(([.B18]-2.3)/(24.38-2.3))" office:value-type="float" office:value="-6.31354804627709" calcext:value-type="float">
            <text:p>-6.31354804627709</text:p>
          </table:table-cell>
          <table:table-cell table:formula="of:=[.D18]-121175" office:value-type="float" office:value="287085" calcext:value-type="float">
            <text:p>287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:54:53</text:p>
          </table:table-cell>
          <table:table-cell office:value-type="float" office:value="2.33" calcext:value-type="float">
            <text:p>2.33</text:p>
          </table:table-cell>
          <table:table-cell office:value-type="float" office:value="3.06" calcext:value-type="float">
            <text:p>3.06</text:p>
          </table:table-cell>
          <table:table-cell office:value-type="float" office:value="417467" calcext:value-type="float">
            <text:p>417467</text:p>
          </table:table-cell>
          <table:table-cell table:formula="of:=LN(([.C19]-2.3)/(24.63-2.3))" office:value-type="float" office:value="-3.38036791155383" calcext:value-type="float">
            <text:p>-3.38036791155383</text:p>
          </table:table-cell>
          <table:table-cell table:formula="of:=LN(([.B19]-2.3)/(24.38-2.3))" office:value-type="float" office:value="-6.60123011872887" calcext:value-type="float">
            <text:p>-6.60123011872887</text:p>
          </table:table-cell>
          <table:table-cell table:formula="of:=[.D19]-121175" office:value-type="float" office:value="296292" calcext:value-type="float">
            <text:p>296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:55:03</text:p>
          </table:table-cell>
          <table:table-cell office:value-type="float" office:value="2.33" calcext:value-type="float">
            <text:p>2.33</text:p>
          </table:table-cell>
          <table:table-cell office:value-type="float" office:value="3.06" calcext:value-type="float">
            <text:p>3.06</text:p>
          </table:table-cell>
          <table:table-cell office:value-type="float" office:value="427836" calcext:value-type="float">
            <text:p>427836</text:p>
          </table:table-cell>
          <table:table-cell table:formula="of:=LN(([.C20]-2.3)/(24.63-2.3))" office:value-type="float" office:value="-3.38036791155383" calcext:value-type="float">
            <text:p>-3.38036791155383</text:p>
          </table:table-cell>
          <table:table-cell table:formula="of:=LN(([.B20]-2.3)/(24.38-2.3))" office:value-type="float" office:value="-6.60123011872887" calcext:value-type="float">
            <text:p>-6.60123011872887</text:p>
          </table:table-cell>
          <table:table-cell table:formula="of:=[.D20]-121175" office:value-type="float" office:value="306661" calcext:value-type="float">
            <text:p>3066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:55:13</text:p>
          </table:table-cell>
          <table:table-cell office:value-type="float" office:value="2.34" calcext:value-type="float">
            <text:p>2.34</text:p>
          </table:table-cell>
          <table:table-cell office:value-type="float" office:value="3.06" calcext:value-type="float">
            <text:p>3.06</text:p>
          </table:table-cell>
          <table:table-cell office:value-type="float" office:value="438197" calcext:value-type="float">
            <text:p>438197</text:p>
          </table:table-cell>
          <table:table-cell table:formula="of:=LN(([.C21]-2.3)/(24.63-2.3))" office:value-type="float" office:value="-3.38036791155383" calcext:value-type="float">
            <text:p>-3.38036791155383</text:p>
          </table:table-cell>
          <table:table-cell table:formula="of:=LN(([.B21]-2.3)/(24.38-2.3))" office:value-type="float" office:value="-6.31354804627709" calcext:value-type="float">
            <text:p>-6.31354804627709</text:p>
          </table:table-cell>
          <table:table-cell table:formula="of:=[.D21]-121175" office:value-type="float" office:value="317022" calcext:value-type="float">
            <text:p>317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:55:23</text:p>
          </table:table-cell>
          <table:table-cell office:value-type="float" office:value="2.33" calcext:value-type="float">
            <text:p>2.33</text:p>
          </table:table-cell>
          <table:table-cell office:value-type="float" office:value="3.06" calcext:value-type="float">
            <text:p>3.06</text:p>
          </table:table-cell>
          <table:table-cell office:value-type="float" office:value="447410" calcext:value-type="float">
            <text:p>447410</text:p>
          </table:table-cell>
          <table:table-cell table:formula="of:=LN(([.C22]-2.3)/(24.63-2.3))" office:value-type="float" office:value="-3.38036791155383" calcext:value-type="float">
            <text:p>-3.38036791155383</text:p>
          </table:table-cell>
          <table:table-cell table:formula="of:=LN(([.B22]-2.3)/(24.38-2.3))" office:value-type="float" office:value="-6.60123011872887" calcext:value-type="float">
            <text:p>-6.60123011872887</text:p>
          </table:table-cell>
          <table:table-cell table:formula="of:=[.D22]-121175" office:value-type="float" office:value="326235" calcext:value-type="float">
            <text:p>326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:55:33</text:p>
          </table:table-cell>
          <table:table-cell office:value-type="float" office:value="2.34" calcext:value-type="float">
            <text:p>2.34</text:p>
          </table:table-cell>
          <table:table-cell office:value-type="float" office:value="3.06" calcext:value-type="float">
            <text:p>3.06</text:p>
          </table:table-cell>
          <table:table-cell office:value-type="float" office:value="457773" calcext:value-type="float">
            <text:p>457773</text:p>
          </table:table-cell>
          <table:table-cell table:formula="of:=LN(([.C23]-2.3)/(24.63-2.3))" office:value-type="float" office:value="-3.38036791155383" calcext:value-type="float">
            <text:p>-3.38036791155383</text:p>
          </table:table-cell>
          <table:table-cell table:formula="of:=LN(([.B23]-2.3)/(24.38-2.3))" office:value-type="float" office:value="-6.31354804627709" calcext:value-type="float">
            <text:p>-6.31354804627709</text:p>
          </table:table-cell>
          <table:table-cell table:formula="of:=[.D23]-121175" office:value-type="float" office:value="336598" calcext:value-type="float">
            <text:p>336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:55:43</text:p>
          </table:table-cell>
          <table:table-cell office:value-type="float" office:value="2.33" calcext:value-type="float">
            <text:p>2.33</text:p>
          </table:table-cell>
          <table:table-cell office:value-type="float" office:value="3.06" calcext:value-type="float">
            <text:p>3.06</text:p>
          </table:table-cell>
          <table:table-cell office:value-type="float" office:value="468136" calcext:value-type="float">
            <text:p>468136</text:p>
          </table:table-cell>
          <table:table-cell table:formula="of:=LN(([.C24]-2.3)/(24.63-2.3))" office:value-type="float" office:value="-3.38036791155383" calcext:value-type="float">
            <text:p>-3.38036791155383</text:p>
          </table:table-cell>
          <table:table-cell table:formula="of:=LN(([.B24]-2.3)/(24.38-2.3))" office:value-type="float" office:value="-6.60123011872887" calcext:value-type="float">
            <text:p>-6.60123011872887</text:p>
          </table:table-cell>
          <table:table-cell table:formula="of:=[.D24]-121175" office:value-type="float" office:value="346961" calcext:value-type="float">
            <text:p>3469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:56:03</text:p>
          </table:table-cell>
          <table:table-cell office:value-type="float" office:value="2.33" calcext:value-type="float">
            <text:p>2.33</text:p>
          </table:table-cell>
          <table:table-cell office:value-type="float" office:value="3" calcext:value-type="float">
            <text:p>3</text:p>
          </table:table-cell>
          <table:table-cell office:value-type="float" office:value="487704" calcext:value-type="float">
            <text:p>487704</text:p>
          </table:table-cell>
          <table:table-cell table:formula="of:=LN(([.C25]-2.3)/(24.63-2.3))" office:value-type="float" office:value="-3.4626060097908" calcext:value-type="float">
            <text:p>-3.4626060097908</text:p>
          </table:table-cell>
          <table:table-cell table:formula="of:=LN(([.B25]-2.3)/(24.38-2.3))" office:value-type="float" office:value="-6.60123011872887" calcext:value-type="float">
            <text:p>-6.60123011872887</text:p>
          </table:table-cell>
          <table:table-cell table:formula="of:=[.D25]-121175" office:value-type="float" office:value="366529" calcext:value-type="float">
            <text:p>366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:56:13</text:p>
          </table:table-cell>
          <table:table-cell office:value-type="float" office:value="2.33" calcext:value-type="float">
            <text:p>2.33</text:p>
          </table:table-cell>
          <table:table-cell office:value-type="float" office:value="3.06" calcext:value-type="float">
            <text:p>3.06</text:p>
          </table:table-cell>
          <table:table-cell office:value-type="float" office:value="498011" calcext:value-type="float">
            <text:p>498011</text:p>
          </table:table-cell>
          <table:table-cell table:formula="of:=LN(([.C26]-2.3)/(24.63-2.3))" office:value-type="float" office:value="-3.38036791155383" calcext:value-type="float">
            <text:p>-3.38036791155383</text:p>
          </table:table-cell>
          <table:table-cell table:formula="of:=LN(([.B26]-2.3)/(24.38-2.3))" office:value-type="float" office:value="-6.60123011872887" calcext:value-type="float">
            <text:p>-6.60123011872887</text:p>
          </table:table-cell>
          <table:table-cell table:formula="of:=[.D26]-121175" office:value-type="float" office:value="376836" calcext:value-type="float">
            <text:p>3768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:56:23</text:p>
          </table:table-cell>
          <table:table-cell office:value-type="float" office:value="2.33" calcext:value-type="float">
            <text:p>2.33</text:p>
          </table:table-cell>
          <table:table-cell office:value-type="float" office:value="3.06" calcext:value-type="float">
            <text:p>3.06</text:p>
          </table:table-cell>
          <table:table-cell office:value-type="float" office:value="508311" calcext:value-type="float">
            <text:p>508311</text:p>
          </table:table-cell>
          <table:table-cell table:formula="of:=LN(([.C27]-2.3)/(24.63-2.3))" office:value-type="float" office:value="-3.38036791155383" calcext:value-type="float">
            <text:p>-3.38036791155383</text:p>
          </table:table-cell>
          <table:table-cell table:formula="of:=LN(([.B27]-2.3)/(24.38-2.3))" office:value-type="float" office:value="-6.60123011872887" calcext:value-type="float">
            <text:p>-6.60123011872887</text:p>
          </table:table-cell>
          <table:table-cell table:formula="of:=[.D27]-121175" office:value-type="float" office:value="387136" calcext:value-type="float">
            <text:p>38713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2T22:52:05.992295312</dc:date>
    <meta:editing-duration>PT4M28S</meta:editing-duration>
    <meta:editing-cycles>1</meta:editing-cycles>
    <meta:document-statistic meta:table-count="1" meta:cell-count="193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97cm" xlink:href=".." xlink:type="simple" chart:class="chart:scatter" chart:column-mapping="1 0" chart:style-name="ch1">
        <chart:legend chart:legend-position="end" svg:x="11.907cm" svg:y="3.95cm" style:legend-expansion="high" chart:style-name="ch2"/>
        <chart:plot-area chart:style-name="ch3" table:cell-range-address="'time _constant'.G2:'time _constant'.G27 'time _constant'.E2:'time _constant'.E27" svg:x="3.509cm" svg:y="0.558cm" svg:width="11.68cm" svg:height="8.635cm">
          <chart:coordinate-region svg:x="4.342cm" svg:y="0.757cm" svg:width="10.291cm" svg:height="8.2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ime _constant'.E2:'time _constant'.E27" chart:class="chart:scatter">
            <chart:domain table:cell-range-address="'time _constant'.G2:'time _constant'.G27"/>
            <chart:regression-curve chart:style-name="ch8">
              <chart:equation chart:display-equation="true" chart:display-r-square="false" svg:x="6.187cm" svg:y="5.682cm"/>
            </chart:regression-curve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ime _constant'.G2:'time _constant'.G27</svg:desc>
                </draw:g>
              </table:table-cell>
              <table:table-cell office:value-type="float" office:value="0">
                <text:p>0</text:p>
                <draw:g>
                  <svg:desc>'time _constant'.E2:'time _constant'.E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877">
                <text:p>114877</text:p>
              </table:table-cell>
              <table:table-cell office:value-type="float" office:value="-0.0258576438643247">
                <text:p>-0.02585764386432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7459">
                <text:p>127459</text:p>
              </table:table-cell>
              <table:table-cell office:value-type="float" office:value="-0.770878782720519">
                <text:p>-0.7708787827205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1785">
                <text:p>161785</text:p>
              </table:table-cell>
              <table:table-cell office:value-type="float" office:value="-2.13515214869384">
                <text:p>-2.13515214869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6359">
                <text:p>166359</text:p>
              </table:table-cell>
              <table:table-cell office:value-type="float" office:value="-2.26006279827446">
                <text:p>-2.260062798274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6695">
                <text:p>176695</text:p>
              </table:table-cell>
              <table:table-cell office:value-type="float" office:value="-2.61123482401596">
                <text:p>-2.61123482401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7035">
                <text:p>187035</text:p>
              </table:table-cell>
              <table:table-cell office:value-type="float" office:value="-2.77662731870947">
                <text:p>-2.77662731870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6233">
                <text:p>196233</text:p>
              </table:table-cell>
              <table:table-cell office:value-type="float" office:value="-2.97490280344566">
                <text:p>-2.974902803445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6581">
                <text:p>206581</text:p>
              </table:table-cell>
              <table:table-cell office:value-type="float" office:value="-3.0959807349989">
                <text:p>-3.09598073499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6929">
                <text:p>216929</text:p>
              </table:table-cell>
              <table:table-cell office:value-type="float" office:value="-3.15722436023962">
                <text:p>-3.157224360239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6121">
                <text:p>226121</text:p>
              </table:table-cell>
              <table:table-cell office:value-type="float" office:value="-3.29226064404356">
                <text:p>-3.292260644043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6469">
                <text:p>236469</text:p>
              </table:table-cell>
              <table:table-cell office:value-type="float" office:value="-3.38036791155383">
                <text:p>-3.380367911553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6821">
                <text:p>246821</text:p>
              </table:table-cell>
              <table:table-cell office:value-type="float" office:value="-3.38036791155383">
                <text:p>-3.380367911553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7163">
                <text:p>257163</text:p>
              </table:table-cell>
              <table:table-cell office:value-type="float" office:value="-3.38036791155383">
                <text:p>-3.380367911553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6353">
                <text:p>266353</text:p>
              </table:table-cell>
              <table:table-cell office:value-type="float" office:value="-3.38036791155383">
                <text:p>-3.380367911553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6723">
                <text:p>276723</text:p>
              </table:table-cell>
              <table:table-cell office:value-type="float" office:value="-3.38036791155383">
                <text:p>-3.380367911553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7085">
                <text:p>287085</text:p>
              </table:table-cell>
              <table:table-cell office:value-type="float" office:value="-3.38036791155383">
                <text:p>-3.380367911553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6292">
                <text:p>296292</text:p>
              </table:table-cell>
              <table:table-cell office:value-type="float" office:value="-3.38036791155383">
                <text:p>-3.380367911553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661">
                <text:p>306661</text:p>
              </table:table-cell>
              <table:table-cell office:value-type="float" office:value="-3.38036791155383">
                <text:p>-3.380367911553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7022">
                <text:p>317022</text:p>
              </table:table-cell>
              <table:table-cell office:value-type="float" office:value="-3.38036791155383">
                <text:p>-3.380367911553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6235">
                <text:p>326235</text:p>
              </table:table-cell>
              <table:table-cell office:value-type="float" office:value="-3.38036791155383">
                <text:p>-3.380367911553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6598">
                <text:p>336598</text:p>
              </table:table-cell>
              <table:table-cell office:value-type="float" office:value="-3.38036791155383">
                <text:p>-3.380367911553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6961">
                <text:p>346961</text:p>
              </table:table-cell>
              <table:table-cell office:value-type="float" office:value="-3.38036791155383">
                <text:p>-3.380367911553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6529">
                <text:p>366529</text:p>
              </table:table-cell>
              <table:table-cell office:value-type="float" office:value="-3.4626060097908">
                <text:p>-3.46260600979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6836">
                <text:p>376836</text:p>
              </table:table-cell>
              <table:table-cell office:value-type="float" office:value="-3.38036791155383">
                <text:p>-3.380367911553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7136">
                <text:p>387136</text:p>
              </table:table-cell>
              <table:table-cell office:value-type="float" office:value="-3.38036791155383">
                <text:p>-3.38036791155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72cm" svg:y="3.952cm" style:legend-expansion="high" chart:style-name="ch2"/>
        <chart:plot-area chart:style-name="ch3" table:cell-range-address="'time _constant'.F1:'time _constant'.G27" chart:data-source-has-labels="row" svg:x="0.32cm" svg:y="0.18cm" svg:width="11.132cm" svg:height="8.64cm">
          <chart:coordinate-region svg:x="0.862cm" svg:y="0.379cm" svg:width="10.03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ime _constant'.F2:'time _constant'.F27" chart:label-cell-address="'time _constant'.G1:'time _constant'.G1" chart:class="chart:scatter">
            <chart:domain table:cell-range-address="'time _constant'.G2:'time _constant'.G27"/>
            <chart:regression-curve chart:style-name="ch8">
              <chart:equation chart:display-equation="true" chart:display-r-square="false" svg:x="4.978cm" svg:y="4.81cm"/>
            </chart:regression-curve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fixed millis</text:p>
                <draw:g>
                  <svg:desc>'time _constant'.G1:'time _constant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ime _constant'.G2:'time _constant'.G27</svg:desc>
                </draw:g>
              </table:table-cell>
              <table:table-cell office:value-type="float" office:value="0">
                <text:p>0</text:p>
                <draw:g>
                  <svg:desc>'time _constant'.F2:'time _constant'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877">
                <text:p>114877</text:p>
              </table:table-cell>
              <table:table-cell office:value-type="float" office:value="-0.0392569456937297">
                <text:p>-0.03925694569372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7459">
                <text:p>127459</text:p>
              </table:table-cell>
              <table:table-cell office:value-type="float" office:value="-1.42696540085082">
                <text:p>-1.42696540085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1785">
                <text:p>161785</text:p>
              </table:table-cell>
              <table:table-cell office:value-type="float" office:value="-2.62466859216316">
                <text:p>-2.62466859216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6359">
                <text:p>166359</text:p>
              </table:table-cell>
              <table:table-cell office:value-type="float" office:value="-3.09467222140889">
                <text:p>-3.09467222140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6695">
                <text:p>176695</text:p>
              </table:table-cell>
              <table:table-cell office:value-type="float" office:value="-3.60549784517488">
                <text:p>-3.605497845174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7035">
                <text:p>187035</text:p>
              </table:table-cell>
              <table:table-cell office:value-type="float" office:value="-4.01096295328305">
                <text:p>-4.010962953283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6233">
                <text:p>196233</text:p>
              </table:table-cell>
              <table:table-cell office:value-type="float" office:value="-4.29864502573483">
                <text:p>-4.298645025734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6581">
                <text:p>206581</text:p>
              </table:table-cell>
              <table:table-cell office:value-type="float" office:value="-4.70411013384299">
                <text:p>-4.704110133842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6929">
                <text:p>216929</text:p>
              </table:table-cell>
              <table:table-cell office:value-type="float" office:value="-4.99179220629477">
                <text:p>-4.991792206294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6121">
                <text:p>226121</text:p>
              </table:table-cell>
              <table:table-cell office:value-type="float" office:value="-5.39725731440294">
                <text:p>-5.397257314402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6469">
                <text:p>236469</text:p>
              </table:table-cell>
              <table:table-cell office:value-type="float" office:value="-5.75393225834167">
                <text:p>-5.75393225834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6821">
                <text:p>246821</text:p>
              </table:table-cell>
              <table:table-cell office:value-type="float" office:value="-5.90808293816893">
                <text:p>-5.908082938168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7163">
                <text:p>257163</text:p>
              </table:table-cell>
              <table:table-cell office:value-type="float" office:value="-6.09040449496288">
                <text:p>-6.09040449496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6353">
                <text:p>266353</text:p>
              </table:table-cell>
              <table:table-cell office:value-type="float" office:value="-6.31354804627709">
                <text:p>-6.313548046277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6723">
                <text:p>276723</text:p>
              </table:table-cell>
              <table:table-cell office:value-type="float" office:value="-6.31354804627709">
                <text:p>-6.313548046277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7085">
                <text:p>287085</text:p>
              </table:table-cell>
              <table:table-cell office:value-type="float" office:value="-6.31354804627709">
                <text:p>-6.313548046277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6292">
                <text:p>296292</text:p>
              </table:table-cell>
              <table:table-cell office:value-type="float" office:value="-6.60123011872887">
                <text:p>-6.601230118728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661">
                <text:p>306661</text:p>
              </table:table-cell>
              <table:table-cell office:value-type="float" office:value="-6.60123011872887">
                <text:p>-6.601230118728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7022">
                <text:p>317022</text:p>
              </table:table-cell>
              <table:table-cell office:value-type="float" office:value="-6.31354804627709">
                <text:p>-6.313548046277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6235">
                <text:p>326235</text:p>
              </table:table-cell>
              <table:table-cell office:value-type="float" office:value="-6.60123011872887">
                <text:p>-6.601230118728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6598">
                <text:p>336598</text:p>
              </table:table-cell>
              <table:table-cell office:value-type="float" office:value="-6.31354804627709">
                <text:p>-6.313548046277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6961">
                <text:p>346961</text:p>
              </table:table-cell>
              <table:table-cell office:value-type="float" office:value="-6.60123011872887">
                <text:p>-6.601230118728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6529">
                <text:p>366529</text:p>
              </table:table-cell>
              <table:table-cell office:value-type="float" office:value="-6.60123011872887">
                <text:p>-6.601230118728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6836">
                <text:p>376836</text:p>
              </table:table-cell>
              <table:table-cell office:value-type="float" office:value="-6.60123011872887">
                <text:p>-6.601230118728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7136">
                <text:p>387136</text:p>
              </table:table-cell>
              <table:table-cell office:value-type="float" office:value="-6.60123011872887">
                <text:p>-6.601230118728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